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rotation-align="none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3:25:37.77887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11T13:25:46.235533384</dc:date>
    <meta:editing-duration>PT5H8M22S</meta:editing-duration>
    <meta:editing-cycles>82</meta:editing-cycles>
    <meta:document-statistic meta:table-count="2" meta:cell-count="1373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